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8T09:26:06.62">
            <text:p>2019/10/28 9:2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4">
            <text:p>84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8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9">
            <text:p>9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8T09:26:06.82">
            <text:p>2019/10/28 9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55)">
            <text:p>sn(35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4">
            <text:p>84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9">
            <text:p>9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7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12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2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8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9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96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44">
            <text:p>34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45">
            <text:p>34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46">
            <text:p>34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stomp,em=et-4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47">
            <text:p>34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tapping,patt-7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48">
            <text:p>3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task</text:p>
          </table:table-cell>
          <table:table-cell table:style-name="ce45" office:value-type="string">
            <text:p>.n,em=s1;p1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task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49">
            <text:p>34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em=et-1;p1;s2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50">
            <text:p>35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harmonics-multi-strings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51">
            <text:p>35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em=patt-1;patt-2;patt-3;patt-5.n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52">
            <text:p>35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53">
            <text:p>35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tapping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54">
            <text:p>35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et-3,n,i.f.=patt-4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55">
            <text:p>35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tapping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26:02.97">
            <text:p>2019/10/28 9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0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0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0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0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40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1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1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1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1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53.238cm" draw:caption-point-x="-1.353cm" draw:caption-point-y="2.5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35];6;2)" office:value-type="string" office:string-value="09">
            <text:p>09</text:p>
          </table:table-cell>
          <table:table-cell table:formula="of:=MID([.F43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35];[.I435];&quot;-&quot;;LEFT([.G43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3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55)">
            <text:p>sn(35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26:07.56">
            <text:p>2019/10/28 9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cm" draw:caption-point-x="-1.353cm" draw:caption-point-y="2.3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7cm" draw:caption-point-x="-0.672cm" draw:caption-point-y="0.26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26:07.74">
            <text:p>2019/10/28 9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6cm" draw:caption-point-x="-1.353cm" draw:caption-point-y="2.3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55)">
            <text:p>sn(35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26:07.85">
            <text:p>2019/10/28 9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cm" draw:caption-point-x="-1.353cm" draw:caption-point-y="2.3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1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26:07.99">
            <text:p>2019/10/28 9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9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9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2019/10/28</text:date>, <text:time>09:26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8T09:26:05.69</dc:date>
    <dc:creator>iwabuchi ken</dc:creator>
    <meta:editing-duration>P3DT9H11M10S</meta:editing-duration>
    <meta:editing-cycles>367</meta:editing-cycles>
    <meta:generator>OpenOffice/4.1.3$Win32 OpenOffice.org_project/413m1$Build-9783</meta:generator>
    <meta:document-statistic meta:table-count="7" meta:cell-count="6078" meta:object-count="0"/>
    <meta:user-defined meta:name="sheets-banding"/>
    <meta:user-defined meta:name="sheets-original-selection"/>
  </office:meta>
</office:document-meta>
</file>